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d72f"/>
    </style:style>
    <style:style style:name="T1" style:family="text">
      <style:text-properties officeooo:rsid="0009d7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9b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at it backings</text:span></text:p>
      <text:p text:style-name="P1"><text:line-break/>Just beat it <text:span text:style-name="T2">(beat i</text:span><text:span text:style-name="T3">ii</text:span><text:span text:style-name="T2">t</text:span>), beat it (<text:span text:style-name="T2">beat i</text:span><text:span text:style-name="T3">ii</text:span><text:span text:style-name="T2">t)</text:span><text:line-break/><text:span text:style-name="T2">No one wants to be defeated<text:line-break/>Showin' how funky and strong is your fight<text:line-break/>It doesn't matter who's wrong or right</text:span><text:line-break/>Just beat it <text:tab/><text:tab/><text:span text:style-name="T2">(beat it)</text:span><text:line-break/>Just beat it<text:span text:style-name="T2"> (beat it)</text:span><text:line-break/>Just beat it <text:tab/><text:tab/><text:span text:style-name="T2">(beat it)</text:span><text:line-break/>Just beat it <text:span text:style-name="T2">(beat it, uh)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13:42:56.023948700</meta:creation-date>
    <dc:date>2025-12-25T13:44:38.461307100</dc:date>
    <meta:editing-duration>PT1M42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2" meta:word-count="54" meta:character-count="273" meta:non-whitespace-character-count="215"/>
  </office:meta>
</office:document-meta>
</file>